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ACTS 2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PAUL ENROUTE TO TYRE (21:1-3)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PAUL IN TYRE (21:4-6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PAUL IN TYRE (21:4-6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 week (21:4a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 warning (21:4b-6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ACTS 21<text:s text:c="1"/></text:span><text:span text:style-name="a462" text:class-names=""/></text:p>
          </draw:text-box>
          <svg:title/>
          <svg:desc/>
        </draw:frame>
        <draw:frame draw:id="id88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PAUL ENROUTE TO TYRE (21:1-3)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PAUL IN TYRE (21:4-6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PAUL IN PTOLEMAIS (21: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PAUL IN CAESAREA (21:8-15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4" draw:style-name="a481" draw:master-page-name="Master1-Layout12-tx-Title-and-Text" presentation:presentation-page-layout-name="Master1-PPL12" draw:id="Slide-259">
        <draw:frame draw:id="id89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PAUL IN CAESAREA (21:8-15)<text:s text:c="1"/></text:span><text:span text:style-name="a483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The warrior of God (21:8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women of God (21:9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he warning from God (21:10-12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<text:s text:c="1"/>The warning from God (21:10-12)<text:s text:c="1"/></text:span><text:span text:style-name="a501" text:class-names=""/></text:p>
          </draw:text-box>
          <svg:title/>
          <svg:desc/>
        </draw:frame>
        <draw:frame draw:id="id92" presentation:style-name="a513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The prophet (21:10-11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he plea (21:12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6" draw:style-name="a514" draw:master-page-name="Master1-Layout12-tx-Title-and-Text" presentation:presentation-page-layout-name="Master1-PPL12" draw:id="Slide-261">
        <draw:frame draw:id="id93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PAUL IN CAESAREA (21:8-15)<text:s text:c="1"/></text:span><text:span text:style-name="a516" text:class-names=""/></text:p>
          </draw:text-box>
          <svg:title/>
          <svg:desc/>
        </draw:frame>
        <draw:frame draw:id="id94" presentation:style-name="a534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The warrior of God (21:8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he women of God (21:9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warning from God (21:10-12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will of God (21:13-15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7" draw:style-name="a535" draw:master-page-name="Master1-Layout12-tx-Title-and-Text" presentation:presentation-page-layout-name="Master1-PPL12" draw:id="Slide-262">
        <draw:frame draw:id="id95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ACTS 21<text:s text:c="1"/></text:span><text:span text:style-name="a537" text:class-names=""/></text:p>
          </draw:text-box>
          <svg:title/>
          <svg:desc/>
        </draw:frame>
        <draw:frame draw:id="id96" presentation:style-name="a558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PAUL ENROUTE TO TYRE (21:1-3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PAUL IN TYRE (21:4-6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PAUL IN PTOLEMAIS (21:7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PAUL IN CAESAREA (21:8-15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PAUL IN JERUSALEM (21:16-40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8" draw:style-name="a559" draw:master-page-name="Master1-Layout12-tx-Title-and-Text" presentation:presentation-page-layout-name="Master1-PPL12" draw:id="Slide-263">
        <draw:frame draw:id="id97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PAUL IN JERUSALEM (21:16-40)<text:s text:c="1"/></text:span><text:span text:style-name="a561" text:class-names=""/></text:p>
          </draw:text-box>
          <svg:title/>
          <svg:desc/>
        </draw:frame>
        <draw:frame draw:id="id98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report (21:16-19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rumour (21:20-26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9" draw:style-name="a574" draw:master-page-name="Master1-Layout12-tx-Title-and-Text" presentation:presentation-page-layout-name="Master1-PPL12" draw:id="Slide-264">
        <draw:frame draw:id="id99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rumour (21:20-26)<text:s text:c="1"/></text:span><text:span text:style-name="a576" text:class-names=""/></text:p>
          </draw:text-box>
          <svg:title/>
          <svg:desc/>
        </draw:frame>
        <draw:frame draw:id="id100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slander (21:20-22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suggestion (21:23-26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0" draw:style-name="a589" draw:master-page-name="Master1-Layout12-tx-Title-and-Text" presentation:presentation-page-layout-name="Master1-PPL12" draw:id="Slide-265">
        <draw:frame draw:id="id101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PAUL IN JERUSALEM (21:16-40)<text:s text:c="1"/></text:span><text:span text:style-name="a591" text:class-names=""/></text:p>
          </draw:text-box>
          <svg:title/>
          <svg:desc/>
        </draw:frame>
        <draw:frame draw:id="id102" presentation:style-name="a606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report (21:16-19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rumour (21:20-26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probation (21:27-29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1" draw:style-name="a607" draw:master-page-name="Master1-Layout12-tx-Title-and-Text" presentation:presentation-page-layout-name="Master1-PPL12" draw:id="Slide-266">
        <draw:frame draw:id="id103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reprobation (21:27-29):<text:s text:c="1"/></text:span><text:span text:style-name="a609" text:class-names=""/></text:p>
          </draw:text-box>
          <svg:title/>
          <svg:desc/>
        </draw:frame>
        <draw:frame draw:id="id104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at he advocated disobedience to the law of God (21:27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at he brought a Gentile into the Temple of God (21:28-29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2" draw:style-name="a622" draw:master-page-name="Master1-Layout12-tx-Title-and-Text" presentation:presentation-page-layout-name="Master1-PPL12" draw:id="Slide-267">
        <draw:frame draw:id="id105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PAUL IN JERUSALEM (21:16-40)<text:s text:c="1"/></text:span><text:span text:style-name="a624" text:class-names=""/></text:p>
          </draw:text-box>
          <svg:title/>
          <svg:desc/>
        </draw:frame>
        <draw:frame draw:id="id106" presentation:style-name="a648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report (21:16-19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rumour (21:20-26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reprobation (21:27-29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riot (21:30-31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rescue (21:32-36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request (21:37-40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3" draw:style-name="a649" draw:master-page-name="Master1-Layout12-tx-Title-and-Text" presentation:presentation-page-layout-name="Master1-PPL12" draw:id="Slide-268">
        <draw:frame draw:id="id107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ACTS 21<text:s text:c="1"/></text:span><text:span text:style-name="a651" text:class-names=""/></text:p>
          </draw:text-box>
          <svg:title/>
          <svg:desc/>
        </draw:frame>
        <draw:frame draw:id="id108" presentation:style-name="a672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PAUL ENROUTE TO TYRE (21:1-3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PAUL IN TYRE (21:4-6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PAUL IN PTOLEMAIS (21:7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PAUL IN CAESAREA (21:8-15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PAUL IN JERUSALEM (21:16-40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1 </dc:title>
    <meta:initial-creator>David STRICKLAND</meta:initial-creator>
    <dc:creator>David STRICKLAND</dc:creator>
    <meta:creation-date>2020-02-24T10:50:25Z</meta:creation-date>
    <dc:date>2020-02-24T10:50:25Z</dc:date>
    <meta:template xlink:href="BibleStudy" xlink:type="simple"/>
    <meta:editing-cycles>1</meta:editing-cycles>
    <meta:editing-duration>PT0S</meta:editing-duration>
    <meta:document-statistic meta:paragraph-count="55" meta:word-count="349"/>
  </office:meta>
</office:document-meta>
</file>